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Late Update</text:p>
      <text:p text:style-name="Standard"/>
      <text:h text:style-name="Heading_20_1" text:outline-level="1">1) Présentation</text:h>
      <text:p text:style-name="Text_20_body"/>
      <text:p text:style-name="Text_20_body"/>
      <text:h text:style-name="Heading_20_1" text:outline-level="1">2) Background</text:h>
      <text:h text:style-name="Heading_20_2" text:outline-level="2">Histoire</text:h>
      <text:p text:style-name="Text_20_body"/>
      <text:h text:style-name="Heading_20_2" text:outline-level="2">Factions</text:h>
      <text:p text:style-name="Text_20_body"/>
      <text:h text:style-name="Heading_20_2" text:outline-level="2">Personnages</text:h>
      <text:p text:style-name="Text_20_body"/>
      <text:h text:style-name="Heading_20_2" text:outline-level="2">La place du joueur dans ce monde</text:h>
      <text:h text:style-name="Heading_20_3" text:outline-level="3">- Situation initiale</text:h>
      <text:h text:style-name="Heading_20_3" text:outline-level="3">- Objectifs</text:h>
      <text:p text:style-name="Text_20_body"/>
      <text:h text:style-name="Heading_20_2" text:outline-level="2">Carte du monde</text:h>
      <text:h text:style-name="Heading_20_3" text:outline-level="3">- Villes</text:h>
      <text:h text:style-name="Heading_20_3" text:outline-level="3">- Lieux Importants</text:h>
      <text:p text:style-name="Text_20_body"/>
      <text:p text:style-name="Text_20_body"/>
      <text:h text:style-name="Heading_20_1" text:outline-level="1"><text:soft-page-break/>3) Design</text:h>
      <text:h text:style-name="Heading_20_2" text:outline-level="2">Environnement</text:h>
      <text:h text:style-name="Heading_20_3" text:outline-level="3">- Paysages</text:h>
      <text:h text:style-name="Heading_20_3" text:outline-level="3">- Créature</text:h>
      <text:p text:style-name="Text_20_body"/>
      <text:h text:style-name="Heading_20_2" text:outline-level="2">Faction X (Design spécifique par faction)</text:h>
      <text:h text:style-name="Heading_20_3" text:outline-level="3">- Règles</text:h>
      <text:h text:style-name="Heading_20_3" text:outline-level="3">- Équipement</text:h>
      <text:h text:style-name="Heading_20_3" text:outline-level="3">- Architecture</text:h>
      <text:p text:style-name="Text_20_body"/>
      <text:h text:style-name="Heading_20_2" text:outline-level="2">UI</text:h>
      <text:p text:style-name="Text_20_body"/>
      <text:p text:style-name="Text_20_body"/>
      <text:h text:style-name="Heading_20_1" text:outline-level="1">4) Gameplay</text:h>
      <text:h text:style-name="Heading_20_2" text:outline-level="2">Vue</text:h>
      <text:p text:style-name="Text_20_body"/>
      <text:h text:style-name="Heading_20_2" text:outline-level="2">Inputs</text:h>
      <text:p text:style-name="Text_20_body"/>
      <text:h text:style-name="Heading_20_2" text:outline-level="2">Survie</text:h>
      <text:p text:style-name="Text_20_body"/>
      <text:h text:style-name="Heading_20_2" text:outline-level="2">Progression</text:h>
      <text:h text:style-name="Heading_20_3" text:outline-level="3">- Stats</text:h>
      <text:p text:style-name="Text_20_body"/>
      <text:h text:style-name="Heading_20_1" text:outline-level="1">5) Workshop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novan Persent</meta:initial-creator>
    <meta:creation-date>2020-01-08T10:14:39.54</meta:creation-date>
    <meta:document-statistic meta:table-count="0" meta:image-count="0" meta:object-count="0" meta:page-count="2" meta:paragraph-count="28" meta:word-count="59" meta:character-count="343"/>
    <dc:date>2020-01-08T14:36:52.08</dc:date>
    <dc:creator>Donovan Persent</dc:creator>
    <meta:editing-duration>PT3H36M16S</meta:editing-duration>
    <meta:editing-cycles>1</meta:editing-cycles>
    <meta:generator>OpenOffice/4.1.7$Win32 OpenOffice.org_project/417m1$Build-9800</meta:generator>
  </office:meta>
</office:document-meta>
</file>